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ru" fo:country="RU" officeooo:rsid="0003ff1f" officeooo:paragraph-rsid="0003ff1f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style="normal" officeooo:rsid="0003ff1f" officeooo:paragraph-rsid="0003ff1f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language="ru" fo:country="RU" fo:font-style="normal" officeooo:rsid="0003ff1f" officeooo:paragraph-rsid="0003ff1f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language="ru" fo:country="RU" fo:font-style="normal" officeooo:rsid="0003ff1f" officeooo:paragraph-rsid="00052a1b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8c22b"/>
    </style:style>
    <style:style style:name="P6" style:family="paragraph" style:parent-style-name="Standard">
      <style:paragraph-properties fo:text-align="start" style:justify-single-word="false"/>
      <style:text-properties officeooo:paragraph-rsid="000b070a"/>
    </style:style>
    <style:style style:name="P7" style:family="paragraph" style:parent-style-name="Standard">
      <style:paragraph-properties fo:text-align="start" style:justify-single-word="false"/>
      <style:text-properties officeooo:paragraph-rsid="000cef34"/>
    </style:style>
    <style:style style:name="T1" style:family="text">
      <style:text-properties officeooo:rsid="0004497e"/>
    </style:style>
    <style:style style:name="T2" style:family="text">
      <style:text-properties officeooo:rsid="00052a1b"/>
    </style:style>
    <style:style style:name="T3" style:family="text">
      <style:text-properties officeooo:rsid="0006a42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officeooo:rsid="0003ff1f" style:font-style-asian="normal" style:font-style-complex="normal"/>
    </style:style>
    <style:style style:name="T6" style:family="text">
      <style:text-properties fo:language="ru" fo:country="RU" fo:font-style="normal" officeooo:rsid="0006a42d" style:font-style-asian="normal" style:font-style-complex="normal"/>
    </style:style>
    <style:style style:name="T7" style:family="text">
      <style:text-properties fo:language="ru" fo:country="RU" officeooo:rsid="0006a42d"/>
    </style:style>
    <style:style style:name="T8" style:family="text">
      <style:text-properties fo:language="ru" fo:country="RU" officeooo:rsid="00075729"/>
    </style:style>
    <style:style style:name="T9" style:family="text">
      <style:text-properties fo:language="ru" fo:country="RU" fo:font-weight="bold" officeooo:rsid="00075729" style:font-weight-asian="bold" style:font-weight-complex="bold"/>
    </style:style>
    <style:style style:name="T10" style:family="text">
      <style:text-properties fo:language="ru" fo:country="RU" fo:font-weight="bold" officeooo:rsid="00093cdd" style:font-weight-asian="bold" style:font-weight-complex="bold"/>
    </style:style>
    <style:style style:name="T11" style:family="text">
      <style:text-properties fo:language="ru" fo:country="RU" fo:font-weight="normal" officeooo:rsid="00075729" style:font-weight-asian="normal" style:font-weight-complex="normal"/>
    </style:style>
    <style:style style:name="T12" style:family="text">
      <style:text-properties fo:language="ru" fo:country="RU" fo:font-weight="normal" officeooo:rsid="0008c22b" style:font-weight-asian="normal" style:font-weight-complex="normal"/>
    </style:style>
    <style:style style:name="T13" style:family="text">
      <style:text-properties fo:language="ru" fo:country="RU" fo:font-weight="normal" officeooo:rsid="00093cdd" style:font-weight-asian="normal" style:font-weight-complex="normal"/>
    </style:style>
    <style:style style:name="T14" style:family="text">
      <style:text-properties fo:language="ru" fo:country="RU" fo:font-weight="normal" officeooo:rsid="000a3eb3" style:font-weight-asian="normal" style:font-weight-complex="normal"/>
    </style:style>
    <style:style style:name="T15" style:family="text">
      <style:text-properties fo:language="ru" fo:country="RU" fo:font-weight="normal" officeooo:rsid="000b070a" style:font-weight-asian="normal" style:font-weight-complex="normal"/>
    </style:style>
    <style:style style:name="T16" style:family="text">
      <style:text-properties fo:language="ru" fo:country="RU" fo:font-weight="normal" officeooo:rsid="000c56d2" style:font-weight-asian="normal" style:font-weight-complex="normal"/>
    </style:style>
    <style:style style:name="T17" style:family="text">
      <style:text-properties fo:language="ru" fo:country="RU" fo:font-weight="normal" officeooo:rsid="000cef34" style:font-weight-asian="normal" style:font-weight-complex="normal"/>
    </style:style>
    <style:style style:name="T18" style:family="text">
      <style:text-properties fo:language="ru" fo:country="RU" fo:font-style="italic" fo:font-weight="normal" officeooo:rsid="000a3eb3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Щербаков Александр<text:line-break/>группа Р3110</text:p>
      <text:p text:style-name="P1"/>
      <text:p text:style-name="P2">Эссе «Поиск аргументов»</text:p>
      <text:p text:style-name="P2">Опорный текст: «Разум мозга — компьютерная программа?».</text:p>
      <text:p text:style-name="P3"/>
      <text:p text:style-name="P4"><text:tab/>Способна ли машина мыслить? Может ли машина иметь сознанные мысли в таком же смысле, в каком имеем мы их? Именно на эти вопросы пытается ответить автор предложенного текста. </text:p>
      <text:p text:style-name="P4"><text:span text:style-name="T1"><text:tab/></text:span><text:span text:style-name="T2">Джон Сёрль прямо под заголовком своей статьи даёт ответ на вопрос, поставленный в заголовке: «Нет. Программа лишь манипулирует символами, мозг же придает им смысл». Этот тезис и является ключевой идеей данного текста, той мыслью, которую </text:span><text:span text:style-name="T3">автор далее раскрывает и аргументирует.</text:span></text:p>
      <text:p text:style-name="P5"><text:span text:style-name="T5"><text:tab/></text:span><text:span text:style-name="T6">На первой же странице упоминается тест Тьюринга, и именно на опровержении объективности этого теста строится дальнейшее рассуждение. </text:span><text:span text:style-name="T4">Стандартн</text:span><text:span text:style-name="T7">ая формулировка</text:span><text:span text:style-name="T4">: «Если компьютер может работать так, что человек не в состоянии определить, с кем он общается — с другим человеком или с машиной, — считается, что он прошел тест Тьюринга».</text:span></text:p>
      <text:p text:style-name="P5"><text:span text:style-name="T8"><text:tab/>Джон Сёрль также разделяет теорию </text:span><text:span text:style-name="T9">сильного</text:span><text:span text:style-name="T8"> и </text:span><text:span text:style-name="T9">слабого </text:span><text:span text:style-name="T11">искусственного интеллекта. «</text:span><text:span text:style-name="T12">Сильный ИИ» охарактеризован следующим образом: «Соответствующим образом запрограммированный компьютер с нужными входами и выходами и будет разумом, в том смысле, в котором человеческий разум — это разум». В настоящее время понятие «Сильный ИИ» приобрело немного другое значение, но всё ещё нет определения, которое бы удовлетворяло всех исследователей, есть лишь определённые договорённости о том, какими свойствами должен обладать этот самый «Сильный ИИ». Но Сёрль рассматривает лишь тест Тьюринга и вводит </text:span><text:span text:style-name="T13">аргумент «Китайской комнаты», который до сих пор является очень обсуждаемым в области когнитивистики.</text:span></text:p>
      <text:p text:style-name="P5"><text:span text:style-name="T13"><text:tab/>Хочу попробовать описать своё понимание этого мысленного эксперимента. Считаю, что если рассматривать систему прошедшую тест Тьюринга, пытаясь сравнить её с человеком и подогнать под рамки понимания </text:span><text:span text:style-name="T10">человеческого </text:span><text:span text:style-name="T13">разума, то можно столкнуться с рядом проблем, часть из которых является лишь последствием разницы в природе и строении человека и компьютера. Чтобы тактих проблем избежать можно начать рассматривать человека как систему, составные части и устройство которой нам не доступны, с такой же позиции рассматривать и </text:span><text:span text:style-name="T14">компьютер. Тогда нам становится не так важно, какими способами эти две системы приходят к подобным выводам. Это даёт нам право не различать два различных проявлений </text:span><text:span text:style-name="T18">разумного</text:span><text:span text:style-name="T14">. Основная сложность вопроса заключается в том, что понятие разума не столь чётко определено. Мы можем даже заставить переписываться между собой две «ктайские комнаты», но с какого момента считать такие системы разумными нам не понятно.</text:span></text:p>
      <text:p text:style-name="P6"><text:span text:style-name="T14"><text:tab/>А можем ли мы быть уверены, что люди, нас окружающие разумны? Можем ли мы быть уверены, что все они оперируют семантическим содержанием? Если представить, что часть окуржающих нас людей — искусно притворяющиеся роботы, то наши понятия разумного рискуют пошатнуться.<text:line-break/><text:tab/>А если начать заглядывать в устройство мысли человека, то можно обнаружить, что семантика — это не более, чем сформировавшаяся абстракция-ассоциация, </text:span><text:span text:style-name="T15">научить машину формировать такие абстракции и ассоциации представляется возможным, а значит ли это, что первые две аксиомы Сёрля подвергаются сомнению — не понятно. </text:span></text:p>
      <text:p text:style-name="P7"><text:span text:style-name="T15"><text:tab/>Где граница между синтаксисом и семантикой? Попробуем разобраться в этом вопросе прибегнув к физиологоическому устройству человеческого мозга. Считаю, что теории божественной природы человечского разума рассматривать в данном контексте не имееет смысла, и можно ограничиться современным пониманием природы мозга с точки зрения физиологии. Нейроны, из которых состоит мозг обмениваются друг с другом не семантикой, </text:span><text:soft-page-break/><text:span text:style-name="T15">а определённым синтакисом — </text:span><text:span text:style-name="T17">специфическими импульсами</text:span><text:span text:style-name="T15">. Этот процес, как и сами нейроны можно моделировать програмно, а значит и создать работающую модель разума, подобного человеческому, но человеческим не являющимся.</text:span></text:p>
      <text:p text:style-name="P7"><text:span text:style-name="T15"><text:tab/></text:span><text:span text:style-name="T16">Другой вопрос заключается в том, что люди до сих пор не знают по каким принц</text:span><text:span text:style-name="T17">и</text:span><text:span text:style-name="T16">пам работают нейроны и мозг вцел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5-20T19:25:01.601270951</dc:date>
    <meta:editing-duration>PT8M43S</meta:editing-duration>
    <meta:editing-cycles>5</meta:editing-cycles>
    <meta:document-statistic meta:table-count="0" meta:image-count="0" meta:object-count="0" meta:page-count="2" meta:paragraph-count="11" meta:word-count="529" meta:character-count="3846" meta:non-whitespace-character-count="3309"/>
  </office:meta>
</office:document-meta>
</file>